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7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18cm"/>
      <style:paragraph-properties style:writing-mode="lr-tb"/>
    </style:style>
    <style:style style:name="gr5" style:family="graphic" style:parent-style-name="standard">
      <style:graphic-properties svg:stroke-color="#999999" draw:fill-color="#cccccc" draw:textarea-horizontal-align="justify" draw:textarea-vertical-align="middle" draw:auto-grow-height="false" fo:min-height="0.648cm" fo:min-width="0.39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/>
      <style:paragraph-properties style:writing-mode="lr-tb"/>
    </style:style>
    <style:style style:name="gr7" style:family="graphic" style:parent-style-name="standard">
      <style:graphic-properties svg:stroke-color="#cccccc" draw:fill-color="#cccccc" draw:textarea-horizontal-align="justify" draw:textarea-vertical-align="middle" draw:auto-grow-height="false" fo:min-height="0.385cm" fo:min-width="4.2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39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11cm"/>
      <style:paragraph-properties style:writing-mode="lr-tb"/>
    </style:style>
    <style:style style:name="gr15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7.215cm" svg:y1="2.609cm" svg:x2="3.869cm" svg:y2="3.54cm" draw:start-shape="id1" draw:start-glue-point="3" draw:end-shape="id2" draw:end-glue-point="0" svg:d="M7215 2609c-2231 0-3346 310-3346 931" svg:viewBox="0 0 3347 932">
          <text:p/>
        </draw:connector>
        <draw:frame draw:style-name="gr2" draw:text-style-name="P2" draw:layer="layout" svg:width="1.471cm" svg:height="0.725cm" svg:x="13.338cm" svg:y="1.141cm">
          <draw:text-box>
            <text:p><text:span text:style-name="T1">A3</text:span></text:p>
          </draw:text-box>
        </draw:frame>
        <draw:frame draw:style-name="gr3" draw:text-style-name="P2" draw:layer="layout" svg:width="1.442cm" svg:height="0.725cm" svg:x="17.039cm" svg:y="1.142cm">
          <draw:text-box>
            <text:p><text:span text:style-name="T1">Paul</text:span></text:p>
          </draw:text-box>
        </draw:frame>
        <draw:frame draw:style-name="gr4" draw:text-style-name="P2" draw:layer="layout" svg:width="1.518cm" svg:height="0.725cm" svg:x="2.938cm" svg:y="1.141cm">
          <draw:text-box>
            <text:p><text:span text:style-name="T1">Pe</text:span><text:span text:style-name="T1">ter</text:span></text:p>
          </draw:text-box>
        </draw:frame>
        <draw:custom-shape draw:style-name="gr5" draw:text-style-name="P3" xml:id="id5" draw:id="id5" draw:layer="layout" svg:width="1.27cm" svg:height="1.27cm" svg:x="7.115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1" draw:id="id1" draw:layer="layout" svg:width="1.281cm" svg:height="0.645cm" svg:x="7.215cm" svg:y="2.287cm">
          <draw:text-box>
            <text:p><text:span text:style-name="T2">$1</text:span><text:span text:style-name="T2">0</text:span></text:p>
          </draw:text-box>
        </draw:frame>
        <draw:custom-shape draw:style-name="gr7" draw:text-style-name="P3" xml:id="id4" draw:id="id4" draw:layer="layout" svg:width="4.763cm" svg:height="0.635cm" svg:x="1.634cm" svg:y="3.55cm">
          <text:p/>
          <draw:enhanced-geometry svg:viewBox="0 0 21600 21600" draw:type="rectangle" draw:enhanced-path="M 0 0 L 21600 0 21600 21600 0 21600 0 0 Z N"/>
        </draw:custom-shape>
        <draw:frame draw:style-name="gr8" draw:text-style-name="P4" xml:id="id2" draw:id="id2" draw:layer="layout" svg:width="4.435cm" svg:height="0.645cm" svg:x="1.652cm" svg:y="3.54cm">
          <draw:text-box>
            <text:p><text:span text:style-name="T2">Calculate Difference: $10</text:span></text:p>
          </draw:text-box>
        </draw:frame>
        <draw:frame draw:style-name="gr2" draw:text-style-name="P2" draw:layer="layout" svg:width="1.471cm" svg:height="0.725cm" svg:x="10.339cm" svg:y="1.142cm">
          <draw:text-box>
            <text:p><text:span text:style-name="T1">A2</text:span></text:p>
          </draw:text-box>
        </draw:frame>
        <draw:frame draw:style-name="gr2" draw:text-style-name="P2" draw:layer="layout" svg:width="1.471cm" svg:height="0.725cm" svg:x="7.24cm" svg:y="1.143cm">
          <draw:text-box>
            <text:p><text:span text:style-name="T1">A</text:span><text:span text:style-name="T1">1</text:span></text:p>
          </draw:text-box>
        </draw:frame>
        <draw:custom-shape draw:style-name="gr5" draw:text-style-name="P3" draw:layer="layout" svg:width="1.27cm" svg:height="1.27cm" svg:x="10.215cm" svg:y="1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3" draw:id="id3" draw:layer="layout" svg:width="1.281cm" svg:height="0.645cm" svg:x="10.215cm" svg:y="2.288cm">
          <draw:text-box>
            <text:p><text:span text:style-name="T2">$2</text:span><text:span text:style-name="T2">0</text:span></text:p>
          </draw:text-box>
        </draw:frame>
        <draw:custom-shape draw:style-name="gr5" draw:text-style-name="P3" draw:layer="layout" svg:width="1.27cm" svg:height="1.27cm" svg:x="13.254cm" svg:y="1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7" draw:id="id7" draw:layer="layout" svg:width="1.281cm" svg:height="0.645cm" svg:x="13.254cm" svg:y="2.288cm">
          <draw:text-box>
            <text:p><text:span text:style-name="T2">$30</text:span></text:p>
          </draw:text-box>
        </draw:frame>
        <draw:connector draw:style-name="gr9" draw:text-style-name="P1" draw:layer="layout" draw:type="curve" svg:x1="10.215cm" svg:y1="2.61cm" svg:x2="6.397cm" svg:y2="3.867cm" draw:start-shape="id3" draw:start-glue-point="3" draw:end-shape="id4" draw:end-glue-point="1" svg:d="M10215 2610c-2863 0-955 1257-3818 1257" svg:viewBox="0 0 3819 1258">
          <text:p/>
        </draw:connector>
        <draw:custom-shape draw:style-name="gr7" draw:text-style-name="P3" draw:layer="layout" svg:width="4.763cm" svg:height="0.635cm" svg:x="15.534cm" svg:y="4.251cm">
          <text:p/>
          <draw:enhanced-geometry svg:viewBox="0 0 21600 21600" draw:type="rectangle" draw:enhanced-path="M 0 0 L 21600 0 21600 21600 0 21600 0 0 Z N"/>
        </draw:custom-shape>
        <draw:frame draw:style-name="gr8" draw:text-style-name="P4" xml:id="id6" draw:id="id6" draw:layer="layout" svg:width="4.435cm" svg:height="0.645cm" svg:x="15.552cm" svg:y="4.241cm">
          <draw:text-box>
            <text:p><text:span text:style-name="T2">Calculate Difference: $20</text:span></text:p>
          </draw:text-box>
        </draw:frame>
        <draw:connector draw:style-name="gr10" draw:text-style-name="P1" draw:layer="layout" draw:type="curve" svg:x1="7.75cm" svg:y1="3.222cm" svg:x2="15.552cm" svg:y2="4.563cm" draw:start-shape="id5" draw:start-glue-point="8" draw:end-shape="id6" draw:end-glue-point="3" svg:d="M7750 3222c0 894 2600 1341 7802 1341" svg:viewBox="0 0 7803 1342">
          <text:p/>
        </draw:connector>
        <draw:connector draw:style-name="gr11" draw:text-style-name="P1" draw:layer="layout" draw:type="curve" svg:x1="14.535cm" svg:y1="2.61cm" svg:x2="17.769cm" svg:y2="4.241cm" draw:start-shape="id7" draw:start-glue-point="1" draw:end-shape="id6" draw:end-glue-point="0" svg:d="M14535 2610c2156 0 3234 543 3234 1631" svg:viewBox="0 0 3235 1632">
          <text:p/>
        </draw:connector>
        <draw:custom-shape draw:style-name="gr7" draw:text-style-name="P3" draw:layer="layout" svg:width="4.763cm" svg:height="0.635cm" svg:x="15.534cm" svg:y="6.052cm">
          <text:p/>
          <draw:enhanced-geometry svg:viewBox="0 0 21600 21600" draw:type="rectangle" draw:enhanced-path="M 0 0 L 21600 0 21600 21600 0 21600 0 0 Z N"/>
        </draw:custom-shape>
        <draw:frame draw:style-name="gr8" draw:text-style-name="P4" xml:id="id8" draw:id="id8" draw:layer="layout" svg:width="4.862cm" svg:height="0.645cm" svg:x="15.552cm" svg:y="6.042cm">
          <draw:text-box>
            <text:p><text:span text:style-name="T2">Co</text:span><text:span text:style-name="T2">mpl</text:span><text:span text:style-name="T2">ete </text:span><text:span text:style-name="T2">Ex</text:span><text:span text:style-name="T2">cha</text:span><text:span text:style-name="T2">nge</text:span><text:span text:style-name="T2">: </text:span><text:span text:style-name="T2">A1, </text:span><text:span text:style-name="T2">A3</text:span></text:p>
          </draw:text-box>
        </draw:frame>
        <draw:custom-shape draw:style-name="gr5" draw:text-style-name="P3" draw:layer="layout" svg:width="1.27cm" svg:height="1.27cm" svg:x="13.254cm" svg:y="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9" draw:id="id9" draw:layer="layout" svg:width="1.281cm" svg:height="0.645cm" svg:x="13.254cm" svg:y="7.389cm">
          <draw:text-box>
            <text:p><text:span text:style-name="T2">$1</text:span><text:span text:style-name="T2">0</text:span></text:p>
          </draw:text-box>
        </draw:frame>
        <draw:custom-shape draw:style-name="gr5" draw:text-style-name="P3" xml:id="id10" draw:id="id10" draw:layer="layout" svg:width="1.27cm" svg:height="1.27cm" svg:x="7.115cm" svg:y="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281cm" svg:height="0.645cm" svg:x="7.215cm" svg:y="7.388cm">
          <draw:text-box>
            <text:p><text:span text:style-name="T2">$30</text:span></text:p>
          </draw:text-box>
        </draw:frame>
        <draw:connector draw:style-name="gr12" draw:text-style-name="P1" draw:layer="layout" draw:type="curve" svg:x1="17.983cm" svg:y1="6.687cm" svg:x2="14.535cm" svg:y2="7.711cm" draw:start-shape="id8" draw:start-glue-point="2" draw:end-shape="id9" draw:end-glue-point="1" svg:d="M17983 6687c0 683-1149 1024-3448 1024" svg:viewBox="0 0 3449 1025">
          <text:p/>
        </draw:connector>
        <draw:connector draw:style-name="gr13" draw:text-style-name="P1" draw:layer="layout" draw:type="curve" svg:x1="15.552cm" svg:y1="6.364cm" svg:x2="7.75cm" svg:y2="7.053cm" draw:start-shape="id8" draw:start-glue-point="3" draw:end-shape="id10" draw:end-glue-point="4" svg:d="M15552 6364c-5202 0-7802 229-7802 689" svg:viewBox="0 0 7803 690">
          <text:p/>
        </draw:connector>
        <draw:custom-shape draw:style-name="gr7" draw:text-style-name="P3" draw:layer="layout" svg:width="4.763cm" svg:height="0.635cm" svg:x="1.633cm" svg:y="9.753cm">
          <text:p/>
          <draw:enhanced-geometry svg:viewBox="0 0 21600 21600" draw:type="rectangle" draw:enhanced-path="M 0 0 L 21600 0 21600 21600 0 21600 0 0 Z N"/>
        </draw:custom-shape>
        <draw:frame draw:style-name="gr14" draw:text-style-name="P4" xml:id="id11" draw:id="id11" draw:layer="layout" svg:width="4.862cm" svg:height="0.645cm" svg:x="1.651cm" svg:y="9.743cm">
          <draw:text-box>
            <text:p><text:span text:style-name="T2">Complete Exchange: A1, </text:span><text:span text:style-name="T2">A2</text:span></text:p>
          </draw:text-box>
        </draw:frame>
        <draw:line draw:style-name="gr15" draw:text-style-name="P1" draw:layer="layout" svg:x1="3.857cm" svg:y1="4.175cm" svg:x2="3.857cm" svg:y2="9.572cm">
          <text:p/>
        </draw:line>
        <draw:custom-shape draw:style-name="gr5" draw:text-style-name="P3" xml:id="id13" draw:id="id13" draw:layer="layout" svg:width="1.27cm" svg:height="1.27cm" svg:x="10.254cm" svg:y="11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281cm" svg:height="0.645cm" svg:x="10.254cm" svg:y="12.09cm">
          <draw:text-box>
            <text:p><text:span text:style-name="T2">$10</text:span></text:p>
          </draw:text-box>
        </draw:frame>
        <draw:custom-shape draw:style-name="gr5" draw:text-style-name="P3" draw:layer="layout" svg:width="1.27cm" svg:height="1.27cm" svg:x="7.115cm" svg:y="11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12" draw:id="id12" draw:layer="layout" svg:width="1.281cm" svg:height="0.645cm" svg:x="7.215cm" svg:y="12.089cm">
          <draw:text-box>
            <text:p><text:span text:style-name="T2">$20</text:span></text:p>
          </draw:text-box>
        </draw:frame>
        <draw:line draw:style-name="gr16" draw:text-style-name="P1" draw:layer="layout" svg:x1="17.827cm" svg:y1="4.81cm" svg:x2="17.827cm" svg:y2="6.08cm">
          <text:p/>
        </draw:line>
        <draw:connector draw:style-name="gr17" draw:text-style-name="P1" draw:layer="layout" draw:type="curve" svg:x1="4.082cm" svg:y1="10.388cm" svg:x2="7.215cm" svg:y2="12.411cm" draw:start-shape="id11" draw:start-glue-point="2" draw:end-shape="id12" draw:end-glue-point="3" svg:d="M4082 10388c0 1349 1044 2023 3133 2023" svg:viewBox="0 0 3134 2024">
          <text:p/>
        </draw:connector>
        <draw:connector draw:style-name="gr18" draw:text-style-name="P1" draw:layer="layout" draw:type="curve" svg:x1="6.513cm" svg:y1="10.065cm" svg:x2="10.889cm" svg:y2="11.755cm" draw:start-shape="id11" draw:start-glue-point="1" draw:end-shape="id13" draw:end-glue-point="4" svg:d="M6513 10065c2918 0 4376 563 4376 1690" svg:viewBox="0 0 4377 169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22:25:16.475601906</meta:creation-date>
    <dc:date>2024-01-17T18:46:38.768849029</dc:date>
    <meta:editing-duration>PT34M50S</meta:editing-duration>
    <meta:editing-cycles>5</meta:editing-cycles>
    <meta:generator>LibreOffice/7.4.7.2$Linux_X86_64 LibreOffice_project/40$Build-2</meta:generator>
    <meta:document-statistic meta:object-count="37"/>
  </office:meta>
</office:document-meta>
</file>